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fo:background-color="#ffffff"/>
    </style:style>
    <style:style style:name="P2" style:family="paragraph" style:parent-style-name="Standard">
      <style:paragraph-properties style:line-height-at-least="0.198in"/>
      <style:text-properties fo:color="#3b3b3b" loext:opacity="100%" style:font-name="Droid Sans Mono" fo:font-size="10.5pt" fo:font-weight="normal" fo:background-color="#ffffff"/>
    </style:style>
    <style:style style:name="P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0c2609" fo:background-color="#ffffff"/>
    </style:style>
    <style:style style:name="P4"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08f08" officeooo:paragraph-rsid="00108f08" fo:background-color="#ffffff"/>
    </style:style>
    <style:style style:name="P5"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1bb89" officeooo:paragraph-rsid="0011bb89" fo:background-color="#ffffff"/>
    </style:style>
    <style:style style:name="P6"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38349" officeooo:paragraph-rsid="00138349" fo:background-color="#ffffff"/>
    </style:style>
    <style:style style:name="P7"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fo:background-color="#ffffff"/>
    </style:style>
    <style:style style:name="P8"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paragraph-rsid="00108f08" fo:background-color="#ffffff"/>
    </style:style>
    <style:style style:name="P9"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rsid="00051c1a" officeooo:paragraph-rsid="00051c1a" fo:background-color="#ffffff"/>
    </style:style>
    <style:style style:name="P10" style:family="paragraph" style:parent-style-name="Standard">
      <style:paragraph-properties style:line-height-at-least="0.198in"/>
    </style:style>
    <style:style style:name="P11" style:family="paragraph" style:parent-style-name="Standard">
      <style:paragraph-properties fo:margin-top="0in" fo:margin-bottom="0.1965in" style:contextual-spacing="false" style:line-height-at-least="0.198in"/>
    </style:style>
    <style:style style:name="P12" style:family="paragraph" style:parent-style-name="Standard">
      <style:paragraph-properties fo:margin-left="0in" fo:margin-right="0in" style:line-height-at-least="0.198in" fo:text-indent="0in" style:auto-text-indent="false"/>
    </style:style>
    <style:style style:name="P13" style:family="paragraph" style:parent-style-name="Standard">
      <style:paragraph-properties fo:margin-left="0in" fo:margin-right="0in" style:line-height-at-least="0.198in" fo:text-indent="0in" style:auto-text-indent="false"/>
      <style:text-properties officeooo:paragraph-rsid="000c2609"/>
    </style:style>
    <style:style style:name="P14" style:family="paragraph" style:parent-style-name="Standard">
      <style:text-properties officeooo:rsid="00051c1a" officeooo:paragraph-rsid="00051c1a"/>
    </style:style>
    <style:style style:name="P15" style:family="paragraph" style:parent-style-name="Standard">
      <style:text-properties officeooo:rsid="00051c1a" officeooo:paragraph-rsid="0006946f"/>
    </style:style>
    <style:style style:name="P16" style:family="paragraph" style:parent-style-name="Standard">
      <style:text-properties officeooo:rsid="0006946f" officeooo:paragraph-rsid="0006946f"/>
    </style:style>
    <style:style style:name="P17" style:family="paragraph" style:parent-style-name="Standard">
      <style:text-properties officeooo:rsid="00077364" officeooo:paragraph-rsid="00077364"/>
    </style:style>
    <style:style style:name="P18" style:family="paragraph" style:parent-style-name="Standard">
      <style:text-properties officeooo:rsid="0008613c" officeooo:paragraph-rsid="0008613c"/>
    </style:style>
    <style:style style:name="P19" style:family="paragraph" style:parent-style-name="Standard">
      <style:text-properties officeooo:rsid="000a5f5a" officeooo:paragraph-rsid="000a5f5a"/>
    </style:style>
    <style:style style:name="P20" style:family="paragraph" style:parent-style-name="Standard">
      <style:paragraph-properties style:line-height-at-least="0.198in"/>
      <style:text-properties officeooo:rsid="000fc0d2" officeooo:paragraph-rsid="000fc0d2"/>
    </style:style>
    <style:style style:name="P21" style:family="paragraph" style:parent-style-name="Standard">
      <style:paragraph-properties style:line-height-at-least="0.198in"/>
      <style:text-properties officeooo:rsid="00108f08" officeooo:paragraph-rsid="00108f08"/>
    </style:style>
    <style:style style:name="P22"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fo:background-color="#ffffff"/>
    </style:style>
    <style:style style:name="P2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1876d1" fo:background-color="#ffffff"/>
    </style:style>
    <style:style style:name="P24"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194bba" fo:background-color="#ffffff"/>
    </style:style>
    <style:style style:name="P25"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1d067a" fo:background-color="#ffffff"/>
    </style:style>
    <style:style style:name="P26"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0bd93" fo:background-color="#ffffff"/>
    </style:style>
    <style:style style:name="P27"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29363" fo:background-color="#ffffff"/>
    </style:style>
    <style:style style:name="P28"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paragraph-rsid="0023472f" fo:background-color="#ffffff"/>
    </style:style>
    <style:style style:name="P29"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08f08" officeooo:paragraph-rsid="00108f08" fo:background-color="#ffffff"/>
    </style:style>
    <style:style style:name="P30"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94bba" officeooo:paragraph-rsid="00194bba" fo:background-color="#ffffff"/>
    </style:style>
    <style:style style:name="P3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94bba" fo:background-color="#ffffff"/>
    </style:style>
    <style:style style:name="P32"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96de1" officeooo:paragraph-rsid="00196de1" fo:background-color="#ffffff"/>
    </style:style>
    <style:style style:name="P33"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20bd93" officeooo:paragraph-rsid="00229363" fo:background-color="#ffffff"/>
    </style:style>
    <style:style style:name="P34"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1bb89" officeooo:paragraph-rsid="0011bb89" fo:background-color="#ffffff"/>
    </style:style>
    <style:style style:name="P35"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1bb89" officeooo:paragraph-rsid="00229363" fo:background-color="#ffffff"/>
    </style:style>
    <style:style style:name="P36" style:family="paragraph" style:parent-style-name="Standard">
      <style:paragraph-properties style:line-height-at-least="0.198in"/>
      <style:text-properties fo:color="#3b3b3b" loext:opacity="100%" style:font-name="Droid Sans Mono" fo:font-size="10.5pt" fo:font-weight="normal" officeooo:rsid="00229363" officeooo:paragraph-rsid="00229363" fo:background-color="#ffffff"/>
    </style:style>
    <style:style style:name="P37"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229363" officeooo:paragraph-rsid="00229363" fo:background-color="#ffffff"/>
    </style:style>
    <style:style style:name="P38"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38349" officeooo:paragraph-rsid="00229363" fo:background-color="#ffffff"/>
    </style:style>
    <style:style style:name="P39" style:family="paragraph" style:parent-style-name="Standard">
      <style:paragraph-properties style:line-height-at-least="0.198in"/>
      <style:text-properties fo:color="#3b3b3b" loext:opacity="100%" style:font-name="Droid Sans Mono" fo:font-size="10.5pt" fo:font-weight="normal" officeooo:rsid="00138349" officeooo:paragraph-rsid="00229363" fo:background-color="#ffffff"/>
    </style:style>
    <style:style style:name="P40"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470bb" officeooo:paragraph-rsid="00138349" fo:background-color="#ffffff"/>
    </style:style>
    <style:style style:name="P41" style:family="paragraph" style:parent-style-name="Standard">
      <style:paragraph-properties fo:margin-left="0in" fo:margin-right="0in" style:line-height-at-least="0.198in" fo:text-indent="0in" style:auto-text-indent="false"/>
      <style:text-properties fo:color="#3b3b3b" loext:opacity="100%" style:font-name="Droid Sans Mono" fo:font-size="10.5pt" fo:font-weight="normal" officeooo:rsid="001470bb" officeooo:paragraph-rsid="00229363" fo:background-color="#ffffff"/>
    </style:style>
    <style:style style:name="P42" style:family="paragraph" style:parent-style-name="Standard">
      <style:paragraph-properties fo:margin-left="0in" fo:margin-right="0in" style:line-height-at-least="0.198in" fo:text-indent="0in" style:auto-text-indent="false"/>
    </style:style>
    <style:style style:name="P43" style:family="paragraph" style:parent-style-name="Standard">
      <style:paragraph-properties style:line-height-at-least="0.198in"/>
    </style:style>
    <style:style style:name="P44" style:family="paragraph" style:parent-style-name="Standard">
      <style:paragraph-properties fo:margin-left="0in" fo:margin-right="0in" style:line-height-at-least="0.198in" fo:text-indent="0in" style:auto-text-indent="false"/>
      <style:text-properties officeooo:paragraph-rsid="00194bba"/>
    </style:style>
    <style:style style:name="P45" style:family="paragraph" style:parent-style-name="Standard">
      <style:paragraph-properties fo:margin-top="0in" fo:margin-bottom="0.1965in" style:contextual-spacing="false" style:line-height-at-least="0.198in"/>
      <style:text-properties officeooo:paragraph-rsid="00194bba"/>
    </style:style>
    <style:style style:name="P46" style:family="paragraph" style:parent-style-name="Standard">
      <style:paragraph-properties fo:margin-left="0in" fo:margin-right="0in" style:line-height-at-least="0.198in" fo:text-indent="0in" style:auto-text-indent="false"/>
      <style:text-properties officeooo:paragraph-rsid="00108f08"/>
    </style:style>
    <style:style style:name="P47" style:family="paragraph" style:parent-style-name="Standard">
      <style:paragraph-properties style:line-height-at-least="0.198in"/>
      <style:text-properties officeooo:paragraph-rsid="0020bd93"/>
    </style:style>
    <style:style style:name="P48" style:family="paragraph" style:parent-style-name="Standard">
      <style:paragraph-properties fo:margin-left="0in" fo:margin-right="0in" style:line-height-at-least="0.198in" fo:text-indent="0in" style:auto-text-indent="false"/>
      <style:text-properties officeooo:paragraph-rsid="0020bd93"/>
    </style:style>
    <style:style style:name="P49" style:family="paragraph" style:parent-style-name="Standard">
      <style:paragraph-properties style:line-height-at-least="0.198in"/>
      <style:text-properties officeooo:paragraph-rsid="00229363"/>
    </style:style>
    <style:style style:name="P50" style:family="paragraph" style:parent-style-name="Standard">
      <style:paragraph-properties style:line-height-at-least="0.198in"/>
      <style:text-properties officeooo:paragraph-rsid="0023472f"/>
    </style:style>
    <style:style style:name="P51" style:family="paragraph" style:parent-style-name="Standard">
      <style:paragraph-properties fo:margin-left="0in" fo:margin-right="0in" style:line-height-at-least="0.198in" fo:text-indent="0in" style:auto-text-indent="false"/>
      <style:text-properties fo:color="#008000" loext:opacity="100%" style:font-name="Droid Sans Mono" fo:font-size="10.5pt" fo:font-weight="normal" officeooo:paragraph-rsid="00194bba" fo:background-color="#ffffff"/>
    </style:style>
    <style:style style:name="P52" style:family="paragraph" style:parent-style-name="Standard">
      <style:paragraph-properties style:line-height-at-least="0.198in"/>
      <style:text-properties officeooo:rsid="00194bba" officeooo:paragraph-rsid="0020bd93"/>
    </style:style>
    <style:style style:name="P53" style:family="paragraph" style:parent-style-name="Standard">
      <style:paragraph-properties fo:margin-left="0in" fo:margin-right="0in" style:line-height-at-least="0.198in" fo:text-indent="0in" style:auto-text-indent="false"/>
      <style:text-properties officeooo:rsid="00196de1" officeooo:paragraph-rsid="00196de1"/>
    </style:style>
    <style:style style:name="P54" style:family="paragraph" style:parent-style-name="Standard">
      <style:paragraph-properties style:line-height-at-least="0.198in"/>
      <style:text-properties officeooo:rsid="00196de1" officeooo:paragraph-rsid="00196de1"/>
    </style:style>
    <style:style style:name="P55"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fo:background-color="#ffffff"/>
    </style:style>
    <style:style style:name="P56"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paragraph-rsid="0020bd93" fo:background-color="#ffffff"/>
    </style:style>
    <style:style style:name="P57" style:family="paragraph" style:parent-style-name="Standard">
      <style:paragraph-properties fo:margin-left="0in" fo:margin-right="0in" style:line-height-at-least="0.198in" fo:text-indent="0in" style:auto-text-indent="false"/>
      <style:text-properties fo:color="#800000" loext:opacity="100%" style:font-name="Droid Sans Mono" fo:font-size="10.5pt" fo:font-weight="bold" officeooo:paragraph-rsid="0023472f" fo:background-color="#ffffff"/>
    </style:style>
    <style:style style:name="P58" style:family="paragraph" style:parent-style-name="Standard">
      <style:text-properties fo:color="#800000" loext:opacity="100%" style:font-name="Droid Sans Mono" fo:font-size="10.5pt" fo:font-weight="bold" officeooo:rsid="00051c1a" officeooo:paragraph-rsid="00051c1a" fo:background-color="#ffffff"/>
    </style:style>
    <style:style style:name="T1" style:family="text">
      <style:text-properties fo:color="#800000" loext:opacity="100%"/>
    </style:style>
    <style:style style:name="T2" style:family="text">
      <style:text-properties fo:color="#800000" loext:opacity="100%" officeooo:rsid="001d067a"/>
    </style:style>
    <style:style style:name="T3" style:family="text">
      <style:text-properties style:text-underline-style="solid" style:text-underline-width="auto" style:text-underline-color="font-color"/>
    </style:style>
    <style:style style:name="T4" style:family="text">
      <style:text-properties fo:color="#a31515" loext:opacity="100%"/>
    </style:style>
    <style:style style:name="T5" style:family="text">
      <style:text-properties fo:color="#a31515" loext:opacity="100%" style:font-name="Droid Sans Mono" fo:font-size="10.5pt" fo:font-weight="normal" fo:background-color="#ffffff" loext:char-shading-value="0"/>
    </style:style>
    <style:style style:name="T6" style:family="text">
      <style:text-properties fo:color="#a31515" loext:opacity="100%" style:font-name="Droid Sans Mono" fo:font-size="10.5pt" fo:font-weight="normal" officeooo:rsid="00108f08" fo:background-color="#ffffff" loext:char-shading-value="0"/>
    </style:style>
    <style:style style:name="T7" style:family="text">
      <style:text-properties fo:color="#0451a5" loext:opacity="100%"/>
    </style:style>
    <style:style style:name="T8" style:family="text">
      <style:text-properties fo:font-weight="bold" officeooo:rsid="00051c1a" style:font-weight-asian="bold" style:font-weight-complex="bold"/>
    </style:style>
    <style:style style:name="T9" style:family="text">
      <style:text-properties fo:font-weight="bold" officeooo:rsid="00058ab8" style:font-weight-asian="bold" style:font-weight-complex="bold"/>
    </style:style>
    <style:style style:name="T10" style:family="text">
      <style:text-properties fo:font-weight="bold" officeooo:rsid="000dce2b" style:font-weight-asian="bold" style:font-weight-complex="bold"/>
    </style:style>
    <style:style style:name="T11" style:family="text">
      <style:text-properties fo:font-weight="bold" officeooo:rsid="0011bb89" style:font-weight-asian="bold" style:font-weight-complex="bold"/>
    </style:style>
    <style:style style:name="T12" style:family="text">
      <style:text-properties officeooo:rsid="00051c1a"/>
    </style:style>
    <style:style style:name="T13" style:family="text">
      <style:text-properties officeooo:rsid="00058ab8"/>
    </style:style>
    <style:style style:name="T14" style:family="text">
      <style:text-properties officeooo:rsid="0006946f"/>
    </style:style>
    <style:style style:name="T15" style:family="text">
      <style:text-properties fo:color="#3b3b3b" loext:opacity="100%" style:font-name="Droid Sans Mono" fo:font-size="10.5pt" fo:font-weight="normal" fo:background-color="#ffffff" loext:char-shading-value="0"/>
    </style:style>
    <style:style style:name="T16" style:family="text">
      <style:text-properties fo:color="#3b3b3b" loext:opacity="100%" style:font-name="Droid Sans Mono" fo:font-size="10.5pt" fo:font-weight="normal" officeooo:rsid="00165273" fo:background-color="#ffffff" loext:char-shading-value="0"/>
    </style:style>
    <style:style style:name="T17" style:family="text">
      <style:text-properties fo:color="#3b3b3b" loext:opacity="100%" style:font-name="Droid Sans Mono" fo:font-size="10.5pt" fo:font-weight="normal" officeooo:rsid="000dce2b" fo:background-color="#ffffff" loext:char-shading-value="0"/>
    </style:style>
    <style:style style:name="T18" style:family="text">
      <style:text-properties fo:color="#3b3b3b" loext:opacity="100%" style:font-name="Droid Sans Mono" fo:font-size="10.5pt" style:text-underline-style="solid" style:text-underline-width="auto" style:text-underline-color="font-color" fo:font-weight="normal" fo:background-color="#ffffff" loext:char-shading-value="0"/>
    </style:style>
    <style:style style:name="T19" style:family="text">
      <style:text-properties officeooo:rsid="000c2609"/>
    </style:style>
    <style:style style:name="T20" style:family="text">
      <style:text-properties officeooo:rsid="000dce2b"/>
    </style:style>
    <style:style style:name="T21" style:family="text">
      <style:text-properties officeooo:rsid="000f0497"/>
    </style:style>
    <style:style style:name="T22" style:family="text">
      <style:text-properties officeooo:rsid="0011bb89"/>
    </style:style>
    <style:style style:name="T23" style:family="text">
      <style:text-properties officeooo:rsid="00165273"/>
    </style:style>
    <style:style style:name="T24" style:family="text">
      <style:text-properties officeooo:rsid="001709b4"/>
    </style:style>
    <style:style style:name="T25" style:family="text">
      <style:text-properties officeooo:rsid="001876d1"/>
    </style:style>
    <style:style style:name="T26" style:family="text">
      <style:text-properties fo:color="#af00db" loext:opacity="100%"/>
    </style:style>
    <style:style style:name="T27" style:family="text">
      <style:text-properties fo:color="#af00db" loext:opacity="100%" style:font-name="Droid Sans Mono" fo:font-size="10.5pt" fo:font-weight="normal" fo:background-color="#ffffff" loext:char-shading-value="0"/>
    </style:style>
    <style:style style:name="T28" style:family="text">
      <style:text-properties fo:color="#af00db" loext:opacity="100%" style:font-name="Droid Sans Mono" fo:font-size="10.5pt" fo:font-weight="normal" officeooo:rsid="00108f08" fo:background-color="#ffffff" loext:char-shading-value="0"/>
    </style:style>
    <style:style style:name="T29" style:family="text">
      <style:text-properties fo:color="#0000ff" loext:opacity="10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fo:color="#0000ff" loext:opacity="100%" style:font-name="Droid Sans Mono" fo:font-size="10.5pt" fo:font-weight="normal" officeooo:rsid="00108f08" fo:background-color="#ffffff" loext:char-shading-value="0"/>
    </style:style>
    <style:style style:name="T32" style:family="text">
      <style:text-properties fo:color="#267f99" loext:opacity="100%"/>
    </style:style>
    <style:style style:name="T33" style:family="text">
      <style:text-properties fo:color="#001080" loext:opacity="100%"/>
    </style:style>
    <style:style style:name="T34" style:family="text">
      <style:text-properties fo:color="#000000" loext:opacity="100%"/>
    </style:style>
    <style:style style:name="T35" style:family="text">
      <style:text-properties fo:color="#098658" loext:opacity="100%"/>
    </style:style>
    <style:style style:name="T36" style:family="text">
      <style:text-properties fo:color="#795e26" loext:opacity="100%"/>
    </style:style>
    <style:style style:name="T37" style:family="text">
      <style:text-properties fo:color="#0070c1" loext:opacity="100%"/>
    </style:style>
    <style:style style:name="T38" style:family="text">
      <style:text-properties officeooo:rsid="00194bba"/>
    </style:style>
    <style:style style:name="T39" style:family="text">
      <style:text-properties officeooo:rsid="00196de1"/>
    </style:style>
    <style:style style:name="T40" style:family="text">
      <style:text-properties officeooo:rsid="001d067a"/>
    </style:style>
    <style:style style:name="T41" style:family="text">
      <style:text-properties officeooo:rsid="0020bd93"/>
    </style:style>
    <style:style style:name="T42" style:family="text">
      <style:text-properties officeooo:rsid="002293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What protocol is used?</text:p>
      <text:p text:style-name="P17"><text:tab/>Header + Body</text:p>
      <text:p text:style-name="P17"><text:tab/>Header contains body length</text:p>
      <text:p text:style-name="P17"><text:tab/>Then reallocation of the body’s buffer</text:p>
      <text:p text:style-name="P58"/>
      <text:p text:style-name="P9"># Intro</text:p>
      <text:p text:style-name="P10"/>
      <text:p text:style-name="P7">## What is this? </text:p>
      <text:p text:style-name="P10"/>
      <text:p text:style-name="P1">This is a yet another example of how to use C++ <text:span text:style-name="T1">`boost::asio`</text:span> library. <text:span text:style-name="T25">It</text:span> <text:span text:style-name="T25">shows a way how to build client and server classes that can send and receive application-specific data structures. This code </text:span>can be used as a starting point to build you own project based on boost::asio. </text:p>
      <text:p text:style-name="P10"/>
      <text:p text:style-name="P1">Original examples of using boost::asio library can be found at [<text:span text:style-name="T4">official site</text:span>](<text:span text:style-name="T3">https://www.boost.org/doc/libs/master/doc/html/boost_asio/examples.html</text:span>).</text:p>
      <text:p text:style-name="P11"/>
      <text:p text:style-name="P7">## What is boost::asio?</text:p>
      <text:p text:style-name="P10"/>
      <text:p text:style-name="P12"><text:span text:style-name="T15">[</text:span><text:span text:style-name="T5">boost::asio</text:span><text:span text:style-name="T15">](</text:span><text:span text:style-name="T18">https://www.boost.org/doc/libs/master/doc/html/boost_asio.html</text:span><text:span text:style-name="T15">) (acronym for ASynchronous Input/Output) is a famous C++ library which contains a well-designed set of classes and functions </text:span><text:span text:style-name="T16">for</text:span><text:span text:style-name="T15"> network operations. </text:span></text:p>
      <text:p text:style-name="P12"><text:span text:style-name="T15"/></text:p>
      <text:p text:style-name="P3">Documentation on boost::asio can be found [<text:span text:style-name="T4">here</text:span>]</text:p>
      <text:p text:style-name="P3">(<text:span text:style-name="T3">https://beta.boost.org/doc/libs/develop/doc/html/boost_asio.html</text:span>).</text:p>
      <text:p text:style-name="P11"/>
      <text:p text:style-name="P7">## Motivation</text:p>
      <text:p text:style-name="P3">Every time I started a new project, I took one of the boost::asio examples as a starting point and added <text:span text:style-name="T19">many </text:span>features <text:span text:style-name="T19">required in my project.</text:span> <text:span text:style-name="T23">The majority of these features are related to the application-level networking. </text:span><text:span text:style-name="T24">This always includes</text:span><text:span text:style-name="T23"> </text:span><text:span text:style-name="T24">development of the s</text:span><text:span text:style-name="T23">erver and </text:span><text:span text:style-name="T24">c</text:span><text:span text:style-name="T23">lient classes, that can send </text:span><text:span text:style-name="T24">and receive </text:span><text:span text:style-name="T23">some </text:span><text:span text:style-name="T24">application-specific </text:span><text:span text:style-name="T23">data structures. </text:span>After some such tries, I decided to prepare my own example (the present code) of how to <text:span text:style-name="T24">use</text:span> boost::asio. <text:span text:style-name="T20">The present code </text:span><text:span text:style-name="T24">can be the </text:span>starting point for new projects.</text:p>
      <text:p text:style-name="P12"/>
      <text:p text:style-name="P23">Original boost::asio examples and tutorial codes are concise. This is good for learning boost::asio library and <text:span text:style-name="T24">for </text:span>understanding how it works. <text:span text:style-name="T25">In complex real-life projects boost::asio calls should be separated from business logic. </text:span><text:span text:style-name="T19">The present project is a bridge between low-level boost::asio functions and high-level business logic of your project</text:span></text:p>
      <text:p text:style-name="P3"/>
      <text:p text:style-name="P4"># Example</text:p>
      <text:p text:style-name="P4"/>
      <text:p text:style-name="P30">First, we need to include the required header files and declare which namespaces we are going to use:</text:p>
      <text:p text:style-name="P4"><text:span text:style-name="T26"/></text:p>
      <text:p text:style-name="P46"><text:span text:style-name="T28">#include</text:span><text:span text:style-name="T31"> </text:span><text:span text:style-name="T6">&lt;tea/asiocommunicator.hpp&gt;</text:span></text:p>
      <text:p text:style-name="P12"><text:span text:style-name="T27">#include</text:span><text:span text:style-name="T30"> </text:span><text:span text:style-name="T5">&lt;iostream&gt;</text:span></text:p>
      <text:p text:style-name="P12"><text:span text:style-name="T5"/></text:p>
      <text:p text:style-name="P1"><text:span text:style-name="T26">using</text:span> <text:span text:style-name="T32">tea</text:span>::<text:span text:style-name="T32">asiocommunicator</text:span>::<text:span text:style-name="T32">Server</text:span>;</text:p>
      <text:p text:style-name="P1"><text:span text:style-name="T26">using</text:span> <text:span text:style-name="T32">tea</text:span>::<text:span text:style-name="T32">asiocommunicator</text:span>::<text:span text:style-name="T32">Client</text:span>;</text:p>
      <text:p text:style-name="P1"/>
      <text:p text:style-name="P30"><text:soft-page-break/>Next, we declare the port that the server should listen to:</text:p>
      <text:p text:style-name="P10"/>
      <text:p text:style-name="P1"><text:span text:style-name="T29">constexpr</text:span> <text:span text:style-name="T29">int</text:span> <text:span text:style-name="T33">port</text:span> <text:span text:style-name="T34">=</text:span> <text:span text:style-name="T35">20007</text:span>;</text:p>
      <text:p text:style-name="P1"><text:span text:style-name="T29">constexpr</text:span> <text:span text:style-name="T29">int</text:span> <text:span text:style-name="T33">message_count</text:span> <text:span text:style-name="T34">=</text:span> <text:span text:style-name="T35">10</text:span>;</text:p>
      <text:p text:style-name="P10"/>
      <text:p text:style-name="P52"><text:span text:style-name="T41">Further, we d</text:span>eclate application-specific data structures for our application:</text:p>
      <text:p text:style-name="P10"/>
      <text:p text:style-name="P1"><text:span text:style-name="T29">struct</text:span> <text:span text:style-name="T32">ClientToServerMsg</text:span></text:p>
      <text:p text:style-name="P1">{</text:p>
      <text:p text:style-name="P1"><text:span text:style-name="T32"><text:tab/>size_t</text:span> <text:span text:style-name="T33">message_id</text:span>{};</text:p>
      <text:p text:style-name="P1"><text:span text:style-name="T32"><text:tab/>size_t</text:span> <text:span text:style-name="T33">content</text:span>{};</text:p>
      <text:p text:style-name="P1">};</text:p>
      <text:p text:style-name="P10"/>
      <text:p text:style-name="P1"><text:span text:style-name="T29">struct</text:span> <text:span text:style-name="T32">ServerToClientMsg</text:span></text:p>
      <text:p text:style-name="P1">{</text:p>
      <text:p text:style-name="P1"><text:span text:style-name="T32"><text:tab/>size_t</text:span> <text:span text:style-name="T33">message_id</text:span>{};</text:p>
      <text:p text:style-name="P1"><text:span text:style-name="T32"><text:tab/>size_t</text:span> <text:span text:style-name="T33">content</text:span>{};</text:p>
      <text:p text:style-name="P1">};</text:p>
      <text:p text:style-name="P31"/>
      <text:p text:style-name="P30">In our application, when the server receives a message, <text:s/>it send<text:span text:style-name="T41">s</text:span> back some response. The field message_id of the r<text:span text:style-name="T39">esponse</text:span> should be equal to the same field of the client request, this help<text:span text:style-name="T39">s</text:span> client to distinguish between server responses for multiple client requests.</text:p>
      <text:p text:style-name="P30"/>
      <text:p text:style-name="P30">The server code is below:</text:p>
      <text:p text:style-name="P30"/>
      <text:p text:style-name="P24"><text:span text:style-name="T29">int</text:span> <text:span text:style-name="T36">server</text:span>()</text:p>
      <text:p text:style-name="P24">{</text:p>
      <text:p text:style-name="P24"><text:span text:style-name="T32"><text:tab/>std</text:span>::<text:span text:style-name="T33">cout</text:span><text:span text:style-name="T36">&lt;&lt;</text:span><text:span text:style-name="T4">"I'm a server."</text:span><text:span text:style-name="T36">&lt;&lt;</text:span><text:span text:style-name="T32">std</text:span>::<text:span text:style-name="T36">endl</text:span>;</text:p>
      <text:p text:style-name="P24"><text:span text:style-name="T32"><text:tab/>std</text:span>::<text:span text:style-name="T33">cout</text:span><text:span text:style-name="T36">&lt;&lt;</text:span><text:span text:style-name="T4">"Use Ctrl^C to stop me."</text:span><text:span text:style-name="T36">&lt;&lt;</text:span><text:span text:style-name="T32">std</text:span>::<text:span text:style-name="T36">endl</text:span>;</text:p>
      <text:p text:style-name="P24"><text:span text:style-name="T32"><text:tab/>boost</text:span>::<text:span text:style-name="T32">asio</text:span>::<text:span text:style-name="T32">io_context</text:span> <text:span text:style-name="T33">context</text:span>;</text:p>
      <text:p text:style-name="P24"><text:span text:style-name="T32"><text:tab/>Server</text:span> <text:span text:style-name="T33">srv</text:span>(<text:span text:style-name="T33">context</text:span>);</text:p>
      <text:p text:style-name="P24"><text:span text:style-name="T33"><text:tab/>srv</text:span>.<text:span text:style-name="T36">startAccept</text:span>(<text:span text:style-name="T33">port</text:span>);</text:p>
      <text:p text:style-name="P45"/>
      <text:p text:style-name="P24"><text:span text:style-name="T32"><text:tab/>size_t</text:span> <text:span text:style-name="T33">active_session_count</text:span> <text:span text:style-name="T34">=</text:span> <text:span text:style-name="T35">0</text:span>;</text:p>
      <text:p text:style-name="P30"><text:tab/>//the main cycle</text:p>
      <text:p text:style-name="P24"><text:span text:style-name="T26"><text:tab/>while</text:span>(<text:span text:style-name="T38">true) // here could be any stop condition</text:span></text:p>
      <text:p text:style-name="P24"><text:tab/>{</text:p>
      <text:p text:style-name="P24"><text:span text:style-name="T33"><text:tab/><text:tab/>srv</text:span>.<text:span text:style-name="T36">poll</text:span>();</text:p>
      <text:p text:style-name="P24"><text:span text:style-name="T32"><text:tab/><text:tab/>size_t</text:span> <text:span text:style-name="T33">session_id</text:span>{};</text:p>
      <text:p text:style-name="P24"><text:span text:style-name="T32"><text:tab/><text:tab/>ClientToServerMsg</text:span> <text:span text:style-name="T33">input</text:span>;</text:p>
      <text:p text:style-name="P51"><text:tab/><text:tab/>//receive messages, process them and send back response</text:p>
      <text:p text:style-name="P24"><text:span text:style-name="T26"><text:tab/><text:tab/>if</text:span>(<text:span text:style-name="T33">srv</text:span>.<text:span text:style-name="T36">receiveAnySession</text:span>(<text:span text:style-name="T33">session_id</text:span>, <text:span text:style-name="T33">input</text:span>))</text:p>
      <text:p text:style-name="P24"><text:tab/><text:tab/>{</text:p>
      <text:p text:style-name="P24"><text:span text:style-name="T32"><text:tab/><text:tab/><text:tab/>std</text:span>::<text:span text:style-name="T33">cout</text:span><text:span text:style-name="T36">&lt;&lt;</text:span><text:span text:style-name="T4">"Server received message"</text:span><text:span text:style-name="T36">&lt;&lt;</text:span><text:span text:style-name="T32">std</text:span>::<text:span text:style-name="T36">endl</text:span>;<text:tab/></text:p>
      <text:p text:style-name="P24"><text:span text:style-name="T32"><text:tab/><text:tab/><text:tab/>ServerToClientMsg</text:span> <text:span text:style-name="T33">output</text:span>;</text:p>
      <text:p text:style-name="P24"><text:span text:style-name="T36"><text:tab/><text:tab/><text:tab/>serverProcessMessage</text:span>(<text:span text:style-name="T33">input</text:span>, <text:span text:style-name="T33">output</text:span>);</text:p>
      <text:p text:style-name="P24"><text:span text:style-name="T33"><text:tab/><text:tab/><text:tab/>srv</text:span>.<text:span text:style-name="T36">send</text:span>(<text:span text:style-name="T33">session_id</text:span>, <text:span text:style-name="T33">output</text:span>);</text:p>
      <text:p text:style-name="P24"><text:tab/><text:tab/>}</text:p>
      <text:p text:style-name="P51"><text:tab/><text:tab/>//remove finished sessions</text:p>
      <text:p text:style-name="P24"><text:soft-page-break/><text:span text:style-name="T33"><text:tab/><text:tab/>srv</text:span>.<text:span text:style-name="T36">removeFinishedSessions</text:span>();</text:p>
      <text:p text:style-name="P44"><text:span text:style-name="T15"><text:tab/>}</text:span></text:p>
      <text:p text:style-name="P24"><text:span text:style-name="T32"><text:tab/>std</text:span>::<text:span text:style-name="T33">cout</text:span><text:span text:style-name="T36">&lt;&lt;</text:span><text:span text:style-name="T4">"Server finished"</text:span><text:span text:style-name="T36">&lt;&lt;</text:span><text:span text:style-name="T32">std</text:span>::<text:span text:style-name="T36">endl</text:span>;</text:p>
      <text:p text:style-name="P24"><text:span text:style-name="T26"><text:tab/>return</text:span> <text:span text:style-name="T35">0</text:span>; </text:p>
      <text:p text:style-name="P44"><text:span text:style-name="T15">}</text:span></text:p>
      <text:p text:style-name="P44"><text:span text:style-name="T15"/></text:p>
      <text:p text:style-name="P53"><text:span text:style-name="T15">This is a server function that implements our simple business logic:</text:span></text:p>
      <text:p text:style-name="P53"><text:span text:style-name="T15"/></text:p>
      <text:p text:style-name="P1"><text:span text:style-name="T29">void</text:span> <text:span text:style-name="T36">serverProcessMessage</text:span>(<text:span text:style-name="T29">const</text:span> <text:span text:style-name="T32">ClientToServerMsg</text:span><text:span text:style-name="T29">&amp;</text:span> <text:span text:style-name="T33">input</text:span>, <text:span text:style-name="T32">ServerToClientMsg</text:span><text:span text:style-name="T29">&amp;</text:span> <text:span text:style-name="T33">output</text:span>)</text:p>
      <text:p text:style-name="P1">{</text:p>
      <text:p text:style-name="P1"><text:span text:style-name="T33"><text:tab/>output</text:span>.<text:span text:style-name="T33">message_id</text:span> <text:span text:style-name="T34">=</text:span> <text:span text:style-name="T33">input</text:span>.<text:span text:style-name="T33">message_id</text:span>;</text:p>
      <text:p text:style-name="P1"><text:span text:style-name="T33"><text:tab/>output</text:span>.<text:span text:style-name="T33">content</text:span> <text:span text:style-name="T34">=</text:span> <text:span text:style-name="T33">input</text:span>.<text:span text:style-name="T33">content</text:span><text:span text:style-name="T34">*</text:span><text:span text:style-name="T35">2</text:span>;</text:p>
      <text:p text:style-name="P1">}</text:p>
      <text:p text:style-name="P10"/>
      <text:p text:style-name="P54">The client sends ten requests, waits for ten responses, prints them and exits:</text:p>
      <text:p text:style-name="P12"/>
      <text:p text:style-name="P1"><text:span text:style-name="T29">int</text:span> <text:span text:style-name="T36">client</text:span>()</text:p>
      <text:p text:style-name="P1">{</text:p>
      <text:p text:style-name="P1"><text:span text:style-name="T32"><text:tab/>std</text:span>::<text:span text:style-name="T33">cout</text:span><text:span text:style-name="T36">&lt;&lt;</text:span><text:span text:style-name="T4">"I'm a client."</text:span><text:span text:style-name="T36">&lt;&lt;</text:span><text:span text:style-name="T32">std</text:span>::<text:span text:style-name="T36">endl</text:span>;</text:p>
      <text:p text:style-name="P1"><text:span text:style-name="T32"><text:tab/>Client</text:span> <text:span text:style-name="T33">client</text:span>;</text:p>
      <text:p text:style-name="P1"><text:span text:style-name="T33"><text:tab/>client</text:span>.<text:span text:style-name="T36">sync_connect</text:span>(<text:span text:style-name="T4">"127.0.0.1"</text:span>, <text:span text:style-name="T33">port</text:span>);</text:p>
      <text:p text:style-name="P1"><text:span text:style-name="T26"><text:tab/>if</text:span>(<text:span text:style-name="T33">client</text:span>.<text:span text:style-name="T36">getStatus</text:span>() <text:span text:style-name="T34">!=</text:span> <text:span text:style-name="T32">Client</text:span>::<text:span text:style-name="T32">Status</text:span>::<text:span text:style-name="T37">connectedOk</text:span>)</text:p>
      <text:p text:style-name="P1"><text:tab/>{</text:p>
      <text:p text:style-name="P1"><text:span text:style-name="T32"><text:tab/><text:tab/>std</text:span>::<text:span text:style-name="T33">cout</text:span><text:span text:style-name="T36">&lt;&lt;</text:span><text:span text:style-name="T4">"Can't connect to remote server (is server running?)"</text:span><text:span text:style-name="T36">&lt;&lt;</text:span><text:span text:style-name="T32">std</text:span>::<text:span text:style-name="T36">endl</text:span>;</text:p>
      <text:p text:style-name="P1"><text:span text:style-name="T26"><text:tab/><text:tab/>return</text:span> <text:span text:style-name="T34">-</text:span><text:span text:style-name="T35">1</text:span>;</text:p>
      <text:p text:style-name="P1"><text:tab/>}</text:p>
      <text:p text:style-name="P10"/>
      <text:p text:style-name="P1"><text:span text:style-name="T32"><text:tab/>std</text:span>::<text:span text:style-name="T33">cout</text:span><text:span text:style-name="T36">&lt;&lt;</text:span><text:span text:style-name="T4">"Sending requests..."</text:span><text:span text:style-name="T36">&lt;&lt;</text:span><text:span text:style-name="T32">std</text:span>::<text:span text:style-name="T36">endl</text:span>;</text:p>
      <text:p text:style-name="P1"><text:span text:style-name="T26"><text:tab/>for</text:span>(<text:span text:style-name="T32">size_t</text:span> <text:span text:style-name="T33">message_id</text:span> <text:span text:style-name="T34">=</text:span> <text:span text:style-name="T35">0</text:span>; <text:span text:style-name="T33">message_id</text:span> <text:span text:style-name="T34">&lt;</text:span> <text:span text:style-name="T33">message_count</text:span>; <text:span text:style-name="T33">message_id</text:span><text:span text:style-name="T34">++</text:span>)</text:p>
      <text:p text:style-name="P1"><text:tab/>{</text:p>
      <text:p text:style-name="P1"><text:span text:style-name="T29"><text:tab/><text:tab/>auto</text:span> <text:span text:style-name="T33">message_content</text:span> <text:span text:style-name="T34">=</text:span> <text:span text:style-name="T33">message_id</text:span>;</text:p>
      <text:p text:style-name="P1"><text:span text:style-name="T29"><text:tab/><text:tab/>const</text:span> <text:span text:style-name="T32">ClientToServerMsg</text:span> <text:span text:style-name="T33">client_message</text:span>{<text:span text:style-name="T33">message_id</text:span>, <text:span text:style-name="T33">message_content</text:span>};</text:p>
      <text:p text:style-name="P1"><text:span text:style-name="T33"><text:tab/><text:tab/>client</text:span>.<text:span text:style-name="T36">send</text:span>(<text:span text:style-name="T33">client_message</text:span>);</text:p>
      <text:p text:style-name="P1"><text:tab/>}</text:p>
      <text:p text:style-name="P10"/>
      <text:p text:style-name="P1"><text:span text:style-name="T32"><text:tab/>std</text:span>::<text:span text:style-name="T33">cout</text:span><text:span text:style-name="T36">&lt;&lt;</text:span><text:span text:style-name="T4">"Receiving answers..."</text:span><text:span text:style-name="T36">&lt;&lt;</text:span><text:span text:style-name="T32">std</text:span>::<text:span text:style-name="T36">endl</text:span>;</text:p>
      <text:p text:style-name="P1"><text:span text:style-name="T29"><text:tab/>int</text:span> <text:span text:style-name="T33">response_count</text:span> <text:span text:style-name="T34">=</text:span> <text:span text:style-name="T35">0</text:span>;</text:p>
      <text:p text:style-name="P1"><text:span text:style-name="T26"><text:tab/>while</text:span>(<text:span text:style-name="T33">response_count</text:span> <text:span text:style-name="T34">&lt;</text:span> <text:span text:style-name="T33">message_count</text:span>)</text:p>
      <text:p text:style-name="P1"><text:tab/>{</text:p>
      <text:p text:style-name="P1"><text:span text:style-name="T32"><text:tab/><text:tab/>ServerToClientMsg</text:span> <text:span text:style-name="T33">server_response</text:span>;</text:p>
      <text:p text:style-name="P1"><text:span text:style-name="T26"><text:tab/><text:tab/>if</text:span>(<text:span text:style-name="T33">client</text:span>.<text:span text:style-name="T36">receive</text:span>(<text:span text:style-name="T33">server_response</text:span>))</text:p>
      <text:p text:style-name="P1"><text:tab/><text:tab/>{</text:p>
      <text:p text:style-name="P1"><text:span text:style-name="T32"><text:tab/><text:tab/>std</text:span>::<text:span text:style-name="T33">cout</text:span><text:span text:style-name="T36">&lt;&lt;</text:span><text:span text:style-name="T33">server_response</text:span>.<text:span text:style-name="T33">message_id</text:span><text:span text:style-name="T36">&lt;&lt;</text:span><text:span text:style-name="T4">":"</text:span><text:span text:style-name="T36">&lt;&lt;</text:span><text:span text:style-name="T33">server_response</text:span>.<text:span text:style-name="T33">content</text:span><text:span text:style-name="T36">&lt;&lt;</text:span><text:span text:style-name="T32">std</text:span>::<text:span text:style-name="T36">endl</text:span>;</text:p>
      <text:p text:style-name="P1"><text:span text:style-name="T33"><text:tab/><text:tab/>response_count</text:span><text:span text:style-name="T34">++</text:span>;</text:p>
      <text:p text:style-name="P1"><text:tab/><text:tab/>}</text:p>
      <text:p text:style-name="P1"><text:span text:style-name="T33"><text:tab/><text:tab/>client</text:span>.<text:span text:style-name="T36">poll</text:span>();</text:p>
      <text:p text:style-name="P1"><text:tab/>}</text:p>
      <text:p text:style-name="P1"><text:span text:style-name="T32"><text:tab/>std</text:span>::<text:span text:style-name="T33">cout</text:span><text:span text:style-name="T36">&lt;&lt;</text:span><text:span text:style-name="T4">"Client finished"</text:span><text:span text:style-name="T36">&lt;&lt;</text:span><text:span text:style-name="T32">std</text:span>::<text:span text:style-name="T36">endl</text:span>;</text:p>
      <text:p text:style-name="P1"><text:span text:style-name="T26"><text:tab/>return</text:span> <text:span text:style-name="T35">0</text:span>;</text:p>
      <text:p text:style-name="P1">}</text:p>
      <text:p text:style-name="P10"><text:soft-page-break/></text:p>
      <text:p text:style-name="P32">The full source code for this example your can find in the folder ./example/</text:p>
      <text:p text:style-name="P4"/>
      <text:p text:style-name="P5"># Design</text:p>
      <text:p text:style-name="P5"/>
      <text:p text:style-name="P56">## <text:span text:style-name="T25">Communication objects</text:span></text:p>
      <text:p text:style-name="P47"/>
      <text:p text:style-name="P26">The boost::asio library supports synchonous and asynchronous calls. Here we discuss asynchronous calls since they should be preferred in high-performance applications.</text:p>
      <text:p text:style-name="P47"/>
      <text:p text:style-name="P26">When we use asynchronous calls of i/o operations, we provide them buffers <text:span text:style-name="T41">and callback functions. We should </text:span>guarantee that <text:span text:style-name="T41">these </text:span>buffers will not be deleted until <text:span text:style-name="T41">asynchronous</text:span> operations are in progress. <text:span text:style-name="T41">If callback function is a non-static member function we should also guarantee that the object containing the callback function will not be destroyed too.</text:span></text:p>
      <text:p text:style-name="P47"/>
      <text:p text:style-name="P26">Following encapsulation principle (and boost::asio philosophy), <text:span text:style-name="T20">all buffers and callback functions should be included to the corresponding </text:span><text:span text:style-name="T41">classes. </text:span><text:span text:style-name="T20">Such classes provide object-oriented interface to low-level boost operations like `async_read` and `async_write`. Let us call the objects that contains all resources required for calling asynchronous operations the </text:span><text:span text:style-name="T10">communication objects</text:span><text:span text:style-name="T20">.</text:span></text:p>
      <text:p text:style-name="P48"><text:span text:style-name="T10"/></text:p>
      <text:p text:style-name="P26">In boost::asio examples, the special mechanism prevents deletion of such objects when at least one asyncronous operation is in progress. This mechanism is based on creating shared_ptr to such objects and capturing it in lambda callback function. After callback function have been executed <text:span text:style-name="T12">and destroyed</text:span>, the corresponding shared_ptr is destroyed making <text:span text:style-name="T21">it </text:span>possible to destroy the communication object. <text:span text:style-name="T25">We </text:span><text:span text:style-name="T41">follow </text:span><text:span text:style-name="T25">this </text:span><text:span text:style-name="T41">approach </text:span><text:span text:style-name="T25">to protect communication object from deletion during asynchronous operations.</text:span></text:p>
      <text:p text:style-name="P26"/>
      <text:p text:style-name="P33">Since the <text:span text:style-name="T42">shared pointer to the communication object is deleted only when asynchronous operation is finished or canceled, the </text:span>life time of the communication objects <text:span text:style-name="T42">is unpredictable. For this reason the communication objects should be light-weight objects and should contain only those resources that is necessary for asynchronous operation to complete.</text:span></text:p>
      <text:p text:style-name="P37">Private constructors</text:p>
      <text:p text:style-name="P37"/>
      <text:p text:style-name="P27"><text:span text:style-name="T7">-</text:span> Since we use shared pointers to prevent deletion of communication objects, we should construct such objects by calling <text:span text:style-name="T1">`std::make_shared`</text:span> instead of calling constructors directly. <text:span text:style-name="T13">(</text:span><text:span text:style-name="T9">WE use cr</text:span><text:span text:style-name="T11">e</text:span><text:span text:style-name="T9">ate_shared_from_this, and this is a reason why constructors should be private</text:span><text:span text:style-name="T13">) </text:span>So, we make constructors of such objects private and expose <text:span text:style-name="T1">`create`</text:span> static member function which returns <text:span text:style-name="T1">`shared_ptr`</text:span> to a newly created object. </text:p>
      <text:p text:style-name="P49"/>
      <text:p text:style-name="P27">Each communicat<text:span text:style-name="T22">ion</text:span> <text:span text:style-name="T22">class</text:span> wraps only one asynch<text:span text:style-name="T22">r</text:span>onous function </text:p>
      <text:p text:style-name="P49"/>
      <text:p text:style-name="P37"/>
      <text:p text:style-name="P38">asyncoperations.hpp: // <text:span text:style-name="T42">rename to comobjects</text:span></text:p>
      <text:p text:style-name="P35">AsyncOperationBase</text:p>
      <text:p text:style-name="P35">Reader</text:p>
      <text:p text:style-name="P35">Writer</text:p>
      <text:p text:style-name="P35">Acceptor</text:p>
      <text:p text:style-name="P35">Connector</text:p>
      <text:p text:style-name="P35"/>
      <text:p text:style-name="P38">message.hpp:</text:p>
      <text:p text:style-name="P38"><text:soft-page-break/>MsgHeader</text:p>
      <text:p text:style-name="P38">Body</text:p>
      <text:p text:style-name="P38"/>
      <text:p text:style-name="P37"/>
      <text:p text:style-name="P36">## Server and Client classes</text:p>
      <text:p text:style-name="P36"/>
      <text:p text:style-name="P36">What communication object do when it receives the message? It should notify the consumer of this message. Consumer is the object.</text:p>
      <text:p text:style-name="P36"/>
      <text:p text:style-name="P36">When consumer is already destroyed the message will be lost (or you can implement any other logic what to do in this case). Usually consumer is destroyed when we close the application.</text:p>
      <text:p text:style-name="P36"/>
      <text:p text:style-name="P27"><text:span text:style-name="T7">-</text:span> Message queue placed to ASIOBufferedTalker object which can be released immediately</text:p>
      <text:p text:style-name="P27"/>
      <text:p text:style-name="P28"><text:span text:style-name="T7">-</text:span> When asynchronous operation finishes, the callback member function is called. They should swap buffers. For example, in case of reading operation, the recently read buffer should be transfered to the parent object (in our case <text:span text:style-name="T13">this is </text:span>ASIOBufferedTalker, which holds buffers of incoming and outgoing messages), and a fresh buffer should be obtained for the next portion of data. Since the parent object can be already destroyed, this function should check it before calling any function of it. This can be achieved using <text:span text:style-name="T1">`weak_ptr`</text:span> to parent object. But we use a special mechanism called SafeCallback (see below) <text:span text:style-name="T13">(</text:span><text:span text:style-name="T9">why not weak_ptr?</text:span><text:span text:style-name="T13">) </text:span><text:span text:style-name="T42">weak_ptr requires that the object is created using make_shared, but we want to use objects without shared pointers (see below)</text:span></text:p>
      <text:p text:style-name="P50"/>
      <text:p text:style-name="P28"><text:span text:style-name="T7">-</text:span> Server and client objects can be created in any way you want. They can be global<text:span text:style-name="T13">s</text:span>, local<text:span text:style-name="T13">s</text:span> <text:span text:style-name="T13">in</text:span> function <text:span text:style-name="T1">`main`</text:span> (<text:span text:style-name="T13">allocated on</text:span> the stack), <text:s/>or allocated <text:span text:style-name="T13">i</text:span>n the heap. No matter how they are created and used, the asynchronous calls will work fine. This is the result of <text:s/>using <text:span text:style-name="T42">`isAlive` tracker.</text:span></text:p>
      <text:p text:style-name="P50"/>
      <text:p text:style-name="P28"><text:span text:style-name="T7">-</text:span> Finally, we generalize Server and Client classes by allowing them to send and receive any data type. This is achieved by using templates. Of course, when you do <text:span text:style-name="T1">`read&lt;YourMessageType&gt;(msg)`</text:span>, you must be sure that the network counterpartner sends exactly the same data <text:s/>(with the same representation of this data in memory) <text:span text:style-name="T13">(</text:span><text:span text:style-name="T9">remove this? Replace with templated read/write?</text:span><text:span text:style-name="T13">)</text:span></text:p>
      <text:p text:style-name="P39"/>
      <text:p text:style-name="P38">asiocomminicator.hpp:</text:p>
      <text:p text:style-name="P38">Server</text:p>
      <text:p text:style-name="P38">Client</text:p>
      <text:p text:style-name="P38"/>
      <text:p text:style-name="P57">## Safe callback implementation</text:p>
      <text:p text:style-name="P50"/>
      <text:p text:style-name="P28">When callback function is member function of some object, we should check if this object is still alive before calling this function. For this purpose we utilize a shared_ptr to bool variable. Our implementation consists of two classes. </text:p>
      <text:p text:style-name="P50"/>
      <text:p text:style-name="P28">The first class <text:span text:style-name="T1">`SafeCallback`</text:span> is a wrapper for callback member function that is very close to std::function, but before invoking wrapped function it checks the boolean variable protecting this callback. </text:p>
      <text:p text:style-name="P28"/>
      <text:p text:style-name="P28">The second class <text:span text:style-name="T1">`</text:span><text:span text:style-name="T2">IsAliveTracker</text:span><text:span text:style-name="T1">`</text:span> <text:span text:style-name="T40">contains the shared pointer to the bool variable that has initial value set to true. When the destructor of this class is called, this bool variable is set to false </text:span><text:soft-page-break/><text:span text:style-name="T40">indicating that the object is destroyed. This class is used as a base class for classes that wraps asynchronous operations.</text:span></text:p>
      <text:p text:style-name="P28"/>
      <text:p text:style-name="P41"/>
      <text:p text:style-name="P6">safecallback.hpp:</text:p>
      <text:p text:style-name="P6">SafeMemberFcnCallback</text:p>
      <text:p text:style-name="P6"/>
      <text:p text:style-name="P40"/>
      <text:p text:style-name="P5"/>
      <text:p text:style-name="P3"/>
      <text:p text:style-name="P13"/>
      <text:p text:style-name="P8">## Three types of networking apps</text:p>
      <text:p text:style-name="P10"/>
      <text:p text:style-name="P21">MAYBE MOVE TO ANOTHER PLACE</text:p>
      <text:p text:style-name="P1">All networking applications can be divided into three main types depending on their usage scenarios.</text:p>
      <text:p text:style-name="P1">Scenarios of different types have different requirements to the behaviour of an application (especially, when network operation finishes with an error).</text:p>
      <text:p text:style-name="P10"/>
      <text:p text:style-name="P1"><text:span text:style-name="T7">1.</text:span> The first scenario includes embedded applications which have very simple logic. Usually, such applications are very small and they are running on a dedicated hardware. All messages have simple static format. In case of a network error it is sufficient to restart the application or the device. Many of the original boost::asio examples belong to this class (echo server, chat server, daytime server).</text:p>
      <text:p text:style-name="P10"/>
      <text:p text:style-name="P1"><text:span text:style-name="T7">3.</text:span> The second class is desktop applications. Such applications have more complex logic to deal with network errors. They should recover after errors when it is possible or help the user to diagnose the reason of the error.</text:p>
      <text:p text:style-name="P10"/>
      <text:p text:style-name="P1"><text:span text:style-name="T7">4.</text:span> The third class is server applications that aren't running on a dedicated hardware. Since other programs can be run on the same hardware, such programs should release memory resources as soon as possible. </text:p>
      <text:p text:style-name="P10"/>
      <text:p text:style-name="P12"><text:span text:style-name="T15">This code is developed with the </text:span><text:span text:style-name="T17">second and </text:span><text:span text:style-name="T15">third categor</text:span><text:span text:style-name="T17">ies</text:span><text:span text:style-name="T15"> in mind.</text:span></text:p>
      <text:p text:style-name="P7"/>
      <text:p text:style-name="P12"/>
      <text:p text:style-name="P7">## How boost::asio works</text:p>
      <text:p text:style-name="P10"/>
      <text:p text:style-name="P1">Asynch<text:span text:style-name="T21">r</text:span>onous calls are implemented in <text:span text:style-name="T1">`boost::asio::io_context`</text:span> object which contains information about current progress of each of the asynchronous operations com<text:span text:style-name="T21">m</text:span>it<text:span text:style-name="T21">t</text:span>ed to this object. Main program should call <text:span text:style-name="T1">`io_context.poll()`</text:span> (or any similar function) to proceed in such operations. When some asynchronous operation have been finished, <text:span text:style-name="T1">`io_context.poll` </text:span>invokes call-back functions provided by the user for this operation. <text:s/>These functions consume <text:span text:style-name="T12">(</text:span><text:span text:style-name="T8">swap buffers</text:span><text:span text:style-name="T12">)</text:span> recently accepted data and/or initiate next asynchronous operation. </text:p>
      <text:p text:style-name="P10"/>
      <text:p text:style-name="P20">THIS IS A MOTIVATION:</text:p>
      <text:p text:style-name="P1">When the communication object (see above) is destroyed but the connection is not closed gracefully, <text:span text:style-name="T1">`io_context.poll`</text:span> can invoke the callback function that is a member of that deleted object. In simple programs (like examples in the documentation for <text:span text:style-name="T1">`boost::asio`</text:span>) it is very easy to <text:soft-page-break/>ensure that <text:span text:style-name="T1">`io_context::poll`</text:span> will not be called after that object is destroyed <text:span text:style-name="T12">(</text:span><text:span text:style-name="T8">Programmer can easily check that `io_context::poll` is not called after destuction of buffers</text:span><text:span text:style-name="T12">).</text:span></text:p>
      <text:p text:style-name="P10"/>
      <text:p text:style-name="P1">In more complex applications, one <text:span text:style-name="T1">`io_context`</text:span> object can serve more than one connection. In this case, <text:span text:style-name="T1">`io_context::poll`</text:span> may be invoked to serve one connection object, while another object has already been destroyed.</text:p>
      <text:p text:style-name="P10"/>
      <text:p text:style-name="P1">There are two solutions of this problem:</text:p>
      <text:p text:style-name="P1"><text:span text:style-name="T7">1.</text:span> stop all asynchronous operations for destroyed connection objects (boost::asio provides cancellation slots, <text:s/>or you can call [<text:span text:style-name="T4">cancel function</text:span>](<text:a xlink:type="simple" xlink:href="https://www.boost.org/doc/libs/1_83_0/doc/html/boost_asio/reference/basic_stream_socket/cancel/overload2.html" text:style-name="Internet_20_link" text:visited-style-name="Visited_20_Internet_20_Link"><text:span text:style-name="T3">https://www.boost.org/doc/libs/1_83_0/doc/html/boost_asio/reference/basic_stream_socket/cancel/overload2.html</text:span></text:a>) (but it has some issues with portatibility).</text:p>
      <text:p text:style-name="P1"><text:span text:style-name="T7">2.</text:span> each callback function should check if the corresponding connection object is still alive (in simple case, if the message buffer is not deleted yet). </text:p>
      <text:p text:style-name="P10"/>
      <text:p text:style-name="P1">This example follows the second approach.</text:p>
      <text:p text:style-name="P10"/>
      <text:p text:style-name="P1"/>
      <text:p text:style-name="P10"/>
      <text:p text:style-name="P1">(C) Egor Tsvetkov, 2023</text:p>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7:45:35.830935745</meta:creation-date>
    <dc:date>2025-04-13T02:23:38.577261505</dc:date>
    <meta:editing-duration>PT2H38M21S</meta:editing-duration>
    <meta:editing-cycles>16</meta:editing-cycles>
    <meta:generator>LibreOffice/24.2.7.2$Linux_X86_64 LibreOffice_project/420$Build-2</meta:generator>
    <meta:document-statistic meta:table-count="0" meta:image-count="0" meta:object-count="0" meta:page-count="7" meta:paragraph-count="158" meta:word-count="1774" meta:character-count="12786" meta:non-whitespace-character-count="11060"/>
  </office:meta>
</office:document-meta>
</file>